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F40000017093868601BEF881E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1.3783in" fo:margin-right="0in" fo:margin-top="0in" fo:margin-bottom="0in" loext:contextual-spacing="false" fo:line-height="100%" fo:text-align="center" style:justify-single-word="false" fo:text-indent="0in" style:auto-text-indent="false">
        <style:tab-stops>
          <style:tab-stop style:position="2.9528in" style:type="center"/>
          <style:tab-stop style:position="5.9055in" style:type="right"/>
        </style:tab-stops>
      </style:paragraph-properties>
    </style:style>
    <style:style style:name="P2" style:family="paragraph" style:parent-style-name="Standard">
      <style:paragraph-properties fo:margin-left="0in" fo:margin-right="0in" fo:margin-top="0in" fo:margin-bottom="0in" loext:contextual-spacing="false" fo:text-indent="1.3783in" style:auto-text-indent="false">
        <style:tab-stops>
          <style:tab-stop style:position="5.4272in"/>
        </style:tab-stops>
      </style:paragraph-properties>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text-align="justify" style:justify-single-word="false"/>
      <style:text-properties style:font-name="Calibri" fo:font-weight="bold" style:font-name-asian="Calibri1" style:font-weight-asian="bold" style:font-name-complex="Calibri1"/>
    </style:style>
    <style:style style:name="P5" style:family="paragraph" style:parent-style-name="Standard">
      <style:paragraph-properties fo:margin-top="0in" fo:margin-bottom="0in" loext:contextual-spacing="false"/>
      <style:text-properties style:font-name="Calibri" style:font-name-asian="Calibri1" style:font-name-complex="Calibri1"/>
    </style:style>
    <style:style style:name="P6" style:family="paragraph" style:parent-style-name="Standard">
      <style:paragraph-properties fo:margin-top="0in" fo:margin-bottom="0in" loext:contextual-spacing="false" fo:text-align="justify" style:justify-single-word="false"/>
      <style:text-properties style:font-name="Calibri" style:font-name-asian="Calibri1" style:font-name-complex="Calibri1"/>
    </style:style>
    <style:style style:name="P7" style:family="paragraph" style:parent-style-name="Standard">
      <style:paragraph-properties fo:margin-top="0in" fo:margin-bottom="0in" loext:contextual-spacing="false" fo:text-align="center" style:justify-single-word="false"/>
      <style:text-properties style:font-name="Calibri" style:font-name-asian="Calibri1" style:font-name-complex="Calibri1"/>
    </style:style>
    <style:style style:name="P8" style:family="paragraph" style:parent-style-name="Standard">
      <style:paragraph-properties fo:margin-top="0in" fo:margin-bottom="0in" loext:contextual-spacing="false" fo:text-align="justify" style:justify-single-word="false"/>
      <style:text-properties style:font-name="Calibri" style:text-underline-style="solid" style:text-underline-width="auto" style:text-underline-color="font-color" fo:font-weight="bold" style:font-name-asian="Calibri1" style:font-weight-asian="bold" style:font-name-complex="Calibri1"/>
    </style:style>
    <style:style style:name="P9" style:family="paragraph" style:parent-style-name="Standard">
      <style:paragraph-properties fo:margin-top="0in" fo:margin-bottom="0in" loext:contextual-spacing="false" fo:text-align="center" style:justify-single-word="false"/>
    </style:style>
    <style:style style:name="P10" style:family="paragraph" style:parent-style-name="Standard">
      <style:paragraph-properties fo:margin-top="0in" fo:margin-bottom="0in" loext:contextual-spacing="false" fo:text-align="justify" style:justify-single-word="false"/>
    </style:style>
    <style:style style:name="P11"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12" style:family="paragraph" style:parent-style-name="Standard">
      <style:paragraph-properties fo:margin-left="1.3783in" fo:margin-right="0in" fo:margin-top="0in" fo:margin-bottom="0in" loext:contextual-spacing="false" fo:line-height="100%" fo:text-align="center" style:justify-single-word="false" fo:text-indent="0in" style:auto-text-indent="false">
        <style:tab-stops>
          <style:tab-stop style:position="2.9528in" style:type="center"/>
          <style:tab-stop style:position="5.9055in" style:type="right"/>
        </style:tab-stops>
      </style:paragraph-properties>
      <style:text-properties fo:font-size="14pt" style:font-size-asian="14pt" style:font-size-complex="14pt"/>
    </style:style>
    <style:style style:name="P13" style:family="paragraph" style:parent-style-name="Standard" style:master-page-name="Standard">
      <style:paragraph-properties fo:margin-top="0in" fo:margin-bottom="0in" loext:contextual-spacing="false" fo:text-align="center" style:justify-single-word="false" style:page-number="1"/>
      <style:text-properties style:font-name="Calibri" fo:font-weight="bold" style:font-name-asian="Calibri1" style:font-weight-asian="bold" style:font-name-complex="Calibri1"/>
    </style:style>
    <style:style style:name="P14" style:family="paragraph" style:parent-style-name="Standard">
      <style:paragraph-properties fo:margin-top="0in" fo:margin-bottom="0in" loext:contextual-spacing="false" fo:text-align="center" style:justify-single-word="false"/>
      <style:text-properties style:font-name="Calibri" fo:font-size="15pt" fo:font-weight="bold" style:font-name-asian="Calibri1" style:font-size-asian="15pt" style:font-weight-asian="bold" style:font-name-complex="Calibri1" style:font-size-complex="15pt"/>
    </style:style>
    <style:style style:name="P15" style:family="paragraph" style:parent-style-name="Standard">
      <style:paragraph-properties fo:margin-top="0in" fo:margin-bottom="0in" loext:contextual-spacing="false" fo:text-align="justify" style:justify-single-word="false"/>
      <style:text-properties style:font-name="Calibri" fo:font-size="15pt" fo:font-weight="bold" style:font-name-asian="Calibri1" style:font-size-asian="15pt" style:font-weight-asian="bold" style:font-name-complex="Calibri1" style:font-size-complex="15pt"/>
    </style:style>
    <style:style style:name="P16" style:family="paragraph" style:parent-style-name="Standard">
      <style:paragraph-properties fo:margin-top="0in" fo:margin-bottom="0in" loext:contextual-spacing="false" fo:text-align="justify" style:justify-single-word="false"/>
      <style:text-properties style:font-name="Calibri" fo:font-weight="bold" style:font-name-asian="Calibri1" style:font-weight-asian="bold" style:font-name-complex="Calibri1"/>
    </style:style>
    <style:style style:name="P17" style:family="paragraph" style:parent-style-name="Standard">
      <style:paragraph-properties fo:margin-top="0in" fo:margin-bottom="0in" loext:contextual-spacing="false"/>
      <style:text-properties style:font-name="Calibri" style:font-name-asian="Calibri1" style:font-name-complex="Calibri1"/>
    </style:style>
    <style:style style:name="P18" style:family="paragraph" style:parent-style-name="Standard">
      <style:paragraph-properties fo:margin-top="0in" fo:margin-bottom="0in" loext:contextual-spacing="false" fo:text-align="justify" style:justify-single-word="false"/>
      <style:text-properties style:font-name="Calibri" style:font-name-asian="Calibri1" style:font-name-complex="Calibri1"/>
    </style:style>
    <style:style style:name="P19" style:family="paragraph" style:parent-style-name="Standard">
      <style:paragraph-properties fo:margin-top="0in" fo:margin-bottom="0in" loext:contextual-spacing="false" fo:text-align="justify" style:justify-single-word="false"/>
      <style:text-properties officeooo:rsid="0026aed4" officeooo:paragraph-rsid="0026aed4"/>
    </style:style>
    <style:style style:name="P20" style:family="paragraph" style:parent-style-name="Standard">
      <style:paragraph-properties fo:margin-top="0in" fo:margin-bottom="0in" loext:contextual-spacing="false" fo:text-align="justify" style:justify-single-word="false"/>
    </style:style>
    <style:style style:name="P21"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font-name="Calibri" fo:font-weight="bold" style:font-name-asian="Calibri1" style:font-weight-asian="bold" style:font-name-complex="Calibri1"/>
    </style:style>
    <style:style style:name="P22" style:family="paragraph" style:parent-style-name="Standard">
      <style:paragraph-properties fo:margin-left="0in" fo:margin-right="0in" fo:margin-top="0in" fo:margin-bottom="0in" loext:contextual-spacing="false" fo:text-align="justify" style:justify-single-word="false" fo:text-indent="0.5in" style:auto-text-indent="false"/>
      <style:text-properties officeooo:paragraph-rsid="002afe7f"/>
    </style:style>
    <style:style style:name="P23" style:family="paragraph" style:parent-style-name="Standard">
      <style:paragraph-properties fo:margin-left="0in" fo:margin-right="0in" fo:margin-top="0.5in" fo:margin-bottom="0in" loext:contextual-spacing="false" fo:line-height="100%" fo:text-align="center" style:justify-single-word="false" fo:text-indent="0in" style:auto-text-indent="false">
        <style:tab-stops>
          <style:tab-stop style:position="2.9528in" style:type="center"/>
          <style:tab-stop style:position="5.9055in" style:type="right"/>
        </style:tab-stops>
      </style:paragraph-properties>
      <style:text-properties fo:font-size="15pt" fo:font-weight="bold" style:font-size-asian="15pt" style:font-weight-asian="bold" style:font-size-complex="15pt"/>
    </style:style>
    <style:style style:name="T1" style:family="text">
      <style:text-properties style:font-name="Calibri" fo:font-weight="bold" style:font-name-asian="Calibri1" style:font-weight-asian="bold" style:font-name-complex="Calibri1"/>
    </style:style>
    <style:style style:name="T2" style:family="text">
      <style:text-properties style:font-name="Calibri" fo:font-weight="bold" style:font-name-asian="Calibri1" style:font-weight-asian="bold" style:font-name-complex="Calibri1" style:font-weight-complex="bold"/>
    </style:style>
    <style:style style:name="T3" style:family="text">
      <style:text-properties style:font-name="Calibri" fo:font-weight="bold" officeooo:rsid="00224552" style:font-name-asian="Calibri1" style:font-weight-asian="bold" style:font-name-complex="Calibri1" style:font-weight-complex="bold"/>
    </style:style>
    <style:style style:name="T4" style:family="text">
      <style:text-properties style:font-name="Calibri" fo:font-weight="bold" officeooo:rsid="0023f5fd" style:font-name-asian="Calibri1" style:font-weight-asian="bold" style:font-name-complex="Calibri1" style:font-weight-complex="bold"/>
    </style:style>
    <style:style style:name="T5" style:family="text">
      <style:text-properties style:font-name="Calibri" fo:font-weight="bold" officeooo:rsid="002dd190" style:font-name-asian="Calibri1" style:font-weight-asian="bold" style:font-name-complex="Calibri1" style:font-weight-complex="bold"/>
    </style:style>
    <style:style style:name="T6" style:family="text">
      <style:text-properties style:font-name="Calibri" fo:font-weight="bold" officeooo:rsid="0023f5fd" style:font-name-asian="Calibri1" style:font-weight-asian="bold" style:font-name-complex="Calibri1"/>
    </style:style>
    <style:style style:name="T7" style:family="text">
      <style:text-properties style:font-name="Calibri" fo:font-weight="bold" officeooo:rsid="0026461a" style:font-name-asian="Calibri1" style:font-weight-asian="bold" style:font-name-complex="Calibri1"/>
    </style:style>
    <style:style style:name="T8" style:family="text">
      <style:text-properties style:font-name="Calibri" fo:font-weight="bold" officeooo:rsid="002dd190" style:font-name-asian="Calibri1" style:font-weight-asian="bold" style:font-name-complex="Calibri1"/>
    </style:style>
    <style:style style:name="T9" style:family="text">
      <style:text-properties style:font-name="Calibri" style:font-name-asian="Calibri1" style:font-name-complex="Calibri1"/>
    </style:style>
    <style:style style:name="T10" style:family="text">
      <style:text-properties style:font-name="Calibri" officeooo:rsid="00204e48" style:font-name-asian="Calibri1" style:font-name-complex="Calibri1"/>
    </style:style>
    <style:style style:name="T11" style:family="text">
      <style:text-properties style:font-name="Calibri" officeooo:rsid="00224552" style:font-name-asian="Calibri1" style:font-name-complex="Calibri1"/>
    </style:style>
    <style:style style:name="T12" style:family="text">
      <style:text-properties style:font-name="Calibri" officeooo:rsid="00229cf2" style:font-name-asian="Calibri1" style:font-name-complex="Calibri1"/>
    </style:style>
    <style:style style:name="T13" style:family="text">
      <style:text-properties style:font-name="Calibri" officeooo:rsid="0023f5fd" style:font-name-asian="Calibri1" style:font-name-complex="Calibri1"/>
    </style:style>
    <style:style style:name="T14" style:family="text">
      <style:text-properties style:font-name="Calibri" officeooo:rsid="0026461a" style:font-name-asian="Calibri1" style:font-name-complex="Calibri1"/>
    </style:style>
    <style:style style:name="T15" style:family="text">
      <style:text-properties style:font-name="Calibri" officeooo:rsid="0026aed4" style:font-name-asian="Calibri1" style:font-name-complex="Calibri1"/>
    </style:style>
    <style:style style:name="T16" style:family="text">
      <style:text-properties style:font-name="Calibri" officeooo:rsid="002afe7f" style:font-name-asian="Calibri1" style:font-name-complex="Calibri1"/>
    </style:style>
    <style:style style:name="T17" style:family="text">
      <style:text-properties style:font-name="Calibri" officeooo:rsid="002dd190" style:font-name-asian="Calibri1" style:font-name-complex="Calibri1"/>
    </style:style>
    <style:style style:name="T18" style:family="text">
      <style:text-properties style:font-name="Calibri" style:text-underline-style="solid" style:text-underline-width="auto" style:text-underline-color="font-color" fo:font-weight="bold" style:font-name-asian="Calibri1" style:font-weight-asian="bold" style:font-name-complex="Calibri1"/>
    </style:style>
    <style:style style:name="T19" style:family="text">
      <style:text-properties style:font-name="Calibri" style:text-underline-style="solid" style:text-underline-width="auto" style:text-underline-color="font-color" fo:font-weight="bold" style:font-name-asian="Calibri1" style:font-weight-asian="bold" style:font-name-complex="Calibri1" style:font-weight-complex="bold"/>
    </style:style>
    <style:style style:name="T20" style:family="text">
      <style:text-properties style:font-name="Calibri" style:text-underline-style="solid" style:text-underline-width="auto" style:text-underline-color="font-color" fo:font-weight="bold" officeooo:rsid="00204e48" style:font-name-asian="Calibri1" style:font-weight-asian="bold" style:font-name-complex="Calibri1" style:font-weight-complex="bold"/>
    </style:style>
    <style:style style:name="T21" style:family="text">
      <style:text-properties style:font-name="Calibri" style:text-underline-style="solid" style:text-underline-width="auto" style:text-underline-color="font-color" fo:font-weight="bold" officeooo:rsid="00229cf2" style:font-name-asian="Calibri1" style:font-weight-asian="bold" style:font-name-complex="Calibri1" style:font-weight-complex="bold"/>
    </style:style>
    <style:style style:name="T22" style:family="text">
      <style:text-properties style:font-name="Calibri" style:text-underline-style="solid" style:text-underline-width="auto" style:text-underline-color="font-color" fo:font-weight="bold" officeooo:rsid="0026461a" style:font-name-asian="Calibri1" style:font-weight-asian="bold" style:font-name-complex="Calibri1" style:font-weight-complex="bold"/>
    </style:style>
    <style:style style:name="T23" style:family="text">
      <style:text-properties style:font-name="Calibri" style:text-underline-style="solid" style:text-underline-width="auto" style:text-underline-color="font-color" style:font-name-asian="Calibri1" style:font-name-complex="Calibri1"/>
    </style:style>
    <style:style style:name="T24" style:family="text">
      <style:text-properties fo:color="#000000" style:font-name="Calibri" style:text-underline-style="solid" style:text-underline-width="auto" style:text-underline-color="font-color" fo:font-weight="bold" style:font-name-asian="Calibri1" style:font-weight-asian="bold" style:font-name-complex="Calibri1"/>
    </style:style>
    <style:style style:name="T25" style:family="text">
      <style:text-properties fo:color="#000000" style:font-name="Calibri" style:text-underline-style="solid" style:text-underline-width="auto" style:text-underline-color="font-color" fo:font-weight="bold" fo:background-color="#ffffff" loext:char-shading-value="0" style:font-name-asian="Calibri1" style:font-weight-asian="bold" style:font-name-complex="Calibri1" style:font-weight-complex="bold"/>
    </style:style>
    <style:style style:name="T26" style:family="text">
      <style:text-properties fo:color="#000000" style:font-name="Calibri" fo:background-color="#ffffff" loext:char-shading-value="0" style:font-name-asian="Calibri1" style:font-name-complex="Calibri1"/>
    </style:style>
    <style:style style:name="T27" style:family="text">
      <style:text-properties fo:color="#000000" style:font-name="Calibri" officeooo:rsid="002afe7f" fo:background-color="#ffffff" loext:char-shading-value="0" style:font-name-asian="Calibri1" style:font-name-complex="Calibri1"/>
    </style:style>
    <style:style style:name="T28" style:family="text">
      <style:text-properties fo:color="#ff0000" style:font-name="Calibri" fo:font-weight="bold" style:font-name-asian="Calibri1" style:font-weight-asian="bold" style:font-name-complex="Calibri1"/>
    </style:style>
    <style:style style:name="T29" style:family="text">
      <style:text-properties fo:color="#ff0000" style:font-name="Calibri" style:font-name-asian="Calibri1" style:font-name-complex="Calibri1"/>
    </style:style>
    <style:style style:name="T30" style:family="text">
      <style:text-properties fo:font-weight="bold" style:font-weight-asian="bold" style:font-weight-complex="bold"/>
    </style:style>
    <style:style style:name="T3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OME COMPLETO" text:name="py3o.objects.nome_completo"/>
        <text:user-field-decl office:value-type="string" office:string-value="CPF" text:name="py3o.objects.cpf"/>
        <text:user-field-decl office:value-type="string" office:string-value="NOME COMPLETO" text:name="py3o.objects.artista_id.nome_completo"/>
        <text:user-field-decl office:value-type="string" office:string-value="CPF" text:name="py3o.objects.artista_id.cpf"/>
        <text:user-field-decl office:value-type="string" office:string-value="RG" text:name="py3o.objects.artista_id.rg"/>
        <text:user-field-decl office:value-type="string" office:string-value="CEP" text:name="py3o.objects.artista_id.cep"/>
        <text:user-field-decl office:value-type="string" office:string-value="gen" text:name="py3o.objects.artista_id.sexo"/>
        <text:user-field-decl office:value-type="string" office:string-value="tipo" text:name="py3o.objects.artista_id.tipo"/>
        <text:user-field-decl office:value-type="string" office:string-value="Name" text:name="py3o.objects.artista_id.name"/>
        <text:user-field-decl office:value-type="string" office:string-value="DD/MM/YYYY" text:name="py3o.objects.data_fmt"/>
        <text:user-field-decl office:value-type="string" office:string-value="Ini" text:name="py3o.objects.horario_inicio"/>
        <text:user-field-decl office:value-type="string" office:string-value="Ter" text:name="py3o.objects.horario_termino"/>
        <text:user-field-decl office:value-type="string" office:string-value="Ini" text:name="py3o.objects.inicio_fmt"/>
        <text:user-field-decl office:value-type="string" office:string-value="Ter" text:name="py3o.objects.termino_fmt"/>
        <text:user-field-decl office:value-type="string" office:string-value="cache" text:name="py3o.objects.cache"/>
        <text:user-field-decl office:value-type="string" office:string-value="cache_ext" text:name="py3o.objects.cache_ext"/>
        <text:user-field-decl office:value-type="string" office:string-value="dia" text:name="py3o.objects.dia"/>
        <text:user-field-decl office:value-type="string" office:string-value="mes" text:name="py3o.objects.mes"/>
        <text:user-field-decl office:value-type="string" office:string-value="ano" text:name="py3o.objects.ano"/>
        <text:user-field-decl office:value-type="string" office:string-value="Pas" text:name="py3o.objects.passagem_fmt"/>
        <text:user-field-decl office:value-type="string" office:string-value="DD/MM/YYYY" text:name="py3o.objects.data_passagem_fmt"/>
        <text:user-field-decl office:value-type="string" office:string-value="cache_fmt" text:name="py3o.objects.cache_fmt"/>
        <text:user-field-decl office:value-type="string" office:string-value="Endereço" text:name="py3o.objects.artista_id.endereco"/>
        <text:user-field-decl office:value-type="string" office:string-value="Bairro" text:name="py3o.objects.artista_id.bairro"/>
      </text:user-field-decls>
      <text:p text:style-name="P13"><text:bookmark text:name="_gjdgxs"/></text:p>
      <text:p text:style-name="P14">CONTRATO DE PRESTAÇÃO DE SERVIÇOS ARTÍSTICOS</text:p>
      <text:p text:style-name="P15"><text:s/></text:p>
      <text:p text:style-name="P4"><text:s/></text:p>
      <text:p text:style-name="P22"><text:span text:style-name="T9">De um lado a </text:span><text:span text:style-name="T18">SEDE SOCIAL </text:span><text:span text:style-name="T1">-</text:span><text:span text:style-name="T18"> CULTURAL</text:span><text:span text:style-name="T9">, pessoa jurídica de direito privado, inscrita no CNPJ sob o n. 19.034.982/0001-60, com sede na</text:span><text:span text:style-name="T1"> </text:span><text:span text:style-name="T9">rua Tenente José C. Rennó, n. 165, Bairro São Vicente, nesta cidade de Itajubá – Minas Gerais CEP: 37.502-016, neste ato representado pelo seu Diretor Administrativo </text:span><text:span text:style-name="T24">RAPHAEL VICTOR ARAÚJO</text:span><text:span text:style-name="T9">, brasileiro, solteiro, estudante universitário, portador do RG n. </text:span><text:span text:style-name="T24">MG 13.710.970</text:span><text:span text:style-name="T9"> e do CPF nº </text:span><text:span text:style-name="T24">118.728.586-27</text:span><text:span text:style-name="T9">, residente e domiciliada nesta cidade de Itajubá – MG, de ora em diante simplesmente denominada </text:span><text:span text:style-name="T1">CONTRATANTE</text:span><text:span text:style-name="T9"> e de outro lad</text:span><text:span text:style-name="T10">o </text:span><text:span text:style-name="T20"><text:user-field-get text:name="py3o.objects.artista_id.nome_completo">NOME COMPLETO</text:user-field-get></text:span><text:span text:style-name="T26">,</text:span><text:span text:style-name="T9"> brasileiro, Músico, portador do RG n. </text:span><text:span text:style-name="T19"><text:user-field-get text:name="py3o.objects.artista_id.rg">RG</text:user-field-get></text:span><text:span text:style-name="T26"> e CPF n</text:span><text:span text:style-name="T27">º</text:span><text:span text:style-name="T26"> </text:span><text:span text:style-name="T19"><text:user-field-get text:name="py3o.objects.artista_id.cpf">CPF</text:user-field-get></text:span><text:span text:style-name="T9">, residente e domiciliado na </text:span><text:span text:style-name="T9"><text:user-field-get text:name="py3o.objects.artista_id.endereco">Endereço</text:user-field-get></text:span><text:span text:style-name="T9"> </text:span><text:span text:style-name="T16">-</text:span><text:span text:style-name="T9"> </text:span><text:span text:style-name="T9"><text:user-field-get text:name="py3o.objects.artista_id.bairro">Bairro</text:user-field-get></text:span><text:span text:style-name="T9">, na cidade de Itajubá - MG (CEP.: </text:span><text:span text:style-name="T19"><text:user-field-get text:name="py3o.objects.artista_id.cep">CEP</text:user-field-get></text:span><text:span text:style-name="T9">), de ora em diante simplesmente denominada </text:span><text:span text:style-name="T1">CONTRATADA</text:span><text:span text:style-name="T9"> que passam a integrar o presente Contrato de Apresentação Musical de Banda, consoante as seguintes cláusulas e condições:</text:span></text:p>
      <text:p text:style-name="P6"><text:s/></text:p>
      <text:p text:style-name="P10"><text:span text:style-name="T18">CLÁUSULA 1ª</text:span><text:span text:style-name="T1"> – DO OBJETO</text:span></text:p>
      <text:p text:style-name="P6"><text:s/></text:p>
      <text:p text:style-name="P10"><text:span text:style-name="T9">O presente contrato tem por objeto a prestação de serviços artísticos d</text:span><text:span text:style-name="T9"><text:user-field-get text:name="py3o.objects.artista_id.sexo">gen</text:user-field-get></text:span><text:span text:style-name="T11"> </text:span><text:span text:style-name="T11"><text:user-field-get text:name="py3o.objects.artista_id.tipo">tipo</text:user-field-get></text:span><text:span text:style-name="T11"> </text:span><text:span text:style-name="T3"><text:user-field-get text:name="py3o.objects.artista_id.name">Name</text:user-field-get></text:span><text:span text:style-name="T1"> </text:span><text:span text:style-name="T9">mediante apresentação única a ser realizada </text:span><text:span text:style-name="T12">em </text:span><text:span text:style-name="T21"><text:user-field-get text:name="py3o.objects.data_fmt">DD/MM/YYYY</text:user-field-get></text:span><text:span text:style-name="T9">, da</text:span><text:span text:style-name="T13">s </text:span><text:span text:style-name="T4"><text:user-field-get text:name="py3o.objects.inicio_fmt">Ini</text:user-field-get></text:span><text:span text:style-name="T1"> </text:span><text:span text:style-name="T6">às </text:span><text:span text:style-name="T6"><text:user-field-get text:name="py3o.objects.termino_fmt">Ter</text:user-field-get></text:span><text:span text:style-name="T28"> </text:span><text:span text:style-name="T1">horas</text:span><text:span text:style-name="T9">, no espaço denominado </text:span><text:span text:style-name="T1">SEDE SOCIAL - CULTURAL, </text:span><text:span text:style-name="T9">sito à Rua Tenente José C. Rennó, 165, Bairro São Vicente, Itajubá/MG.</text:span></text:p>
      <text:p text:style-name="P6"><text:s/></text:p>
      <text:p text:style-name="P10"><text:span text:style-name="T1">PARÁGRAFO ÚNICO</text:span><text:span text:style-name="T9">: o local e horário da apresentação não poderão ser mudados sem a prévia anuência e autorização por escrito dos CONTRATANTES.</text:span></text:p>
      <text:p text:style-name="P6"><text:s/></text:p>
      <text:p text:style-name="P10"><text:span text:style-name="T18">CLÁUSULA 2ª</text:span><text:span text:style-name="T1">: DA REMUNERAÇÃO</text:span></text:p>
      <text:p text:style-name="P4"><text:s/></text:p>
      <text:p text:style-name="P10"><text:span text:style-name="T9">Pelo cumprimento do exposto na cláusula primeira, o CONTRATANTE pagará à CONTRATADA a importância de </text:span><text:span text:style-name="T1">R$ </text:span><text:span text:style-name="T1"><text:user-field-get text:name="py3o.objects.cache_fmt">cache_fmt</text:user-field-get></text:span><text:span text:style-name="T7"> (</text:span><text:span text:style-name="T7"><text:user-field-get text:name="py3o.objects.cache_ext">cache_ext</text:user-field-get></text:span><text:span text:style-name="T7"> reais)</text:span><text:span text:style-name="T28"> </text:span><text:span text:style-name="T9">por apresentação única <text:s/>na data do evento, da seguinte forma:</text:span></text:p>
      <text:p text:style-name="P6"><text:s/></text:p>
      <text:p text:style-name="P10"><text:span text:style-name="T9">- 100% (cem por cento) </text:span><text:span text:style-name="T1">logo após</text:span><text:span text:style-name="T9"> o encerramento da apresentação, ou seja, valor de </text:span><text:span text:style-name="T1">R$ </text:span><text:span text:style-name="T1"><text:user-field-get text:name="py3o.objects.cache_fmt">cache_fmt</text:user-field-get></text:span><text:span text:style-name="T1"> </text:span><text:span text:style-name="T14">no</text:span><text:span text:style-name="T9"> di</text:span><text:span text:style-name="T14">a </text:span><text:span text:style-name="T22"><text:user-field-get text:name="py3o.objects.data_fmt">DD/MM/YYYY</text:user-field-get></text:span><text:span text:style-name="T9">.</text:span></text:p>
      <text:p text:style-name="P6"/>
      <text:p text:style-name="P11"><text:span text:style-name="T1">PARÁGRAFO PRIMEIRO: </text:span><text:span text:style-name="T9">A CONTRATADA se obriga a cumprir fielmente o horário estabelecido para a apresentação</text:span><text:span text:style-name="T23">, sendo vedado o atraso no seu início ou ainda o encerramento antes do horário ajustado</text:span><text:span text:style-name="T9">, exceto nos casos de falta de acesso rodoviário motivado por queda de barreiras, acidente ou </text:span><text:soft-page-break/><text:span text:style-name="T9">catástrofes, falta de energia elétrica, problemas de segurança, saúde de qualquer dos músicos ou falecimento.</text:span></text:p>
      <text:p text:style-name="P6"><text:s/></text:p>
      <text:p text:style-name="P11"><text:span text:style-name="T1">PARÁGRAFO SEGUNDO </text:span><text:span text:style-name="T9">Em caso de descumprimento da presente cláusula, o CONTRATANTE </text:span><text:span text:style-name="T1">descontará o percentual de 40% (quarenta por cento)</text:span><text:span text:style-name="T9"> <text:s/>do valor do contrato em razão do ocorrido. </text:span></text:p>
      <text:p text:style-name="P6"><text:s/></text:p>
      <text:p text:style-name="P10"><text:span text:style-name="T18">Cláusula 3ª</text:span><text:span text:style-name="T1">: DA MULTA POR DESCUMPRIMENTO CONTRATUAL</text:span></text:p>
      <text:p text:style-name="P4"><text:s/></text:p>
      <text:p text:style-name="P10"><text:span text:style-name="T9">Fica estipulada </text:span><text:span text:style-name="T1">multa por inadimplência contratual</text:span><text:span text:style-name="T9"> no valor de </text:span><text:span text:style-name="T1">100%</text:span><text:span text:style-name="T9"> (</text:span><text:span text:style-name="T1">cem por cento</text:span><text:span text:style-name="T9">) sobre o montante contratado, para a parte que descumprir qualquer cláusula deste contrato, além das eventuais perdas e danos que venha a sofrer a parte lesada.</text:span></text:p>
      <text:p text:style-name="P6"><text:s/></text:p>
      <text:p text:style-name="P10"><text:span text:style-name="T1">PARÁGRAFO ÚNICO</text:span><text:span text:style-name="T9">: A multa prevista nesta cláusula não exclui a retenção do valor mencionado no </text:span><text:span text:style-name="T1">Parágrafo Segundo</text:span><text:span text:style-name="T9"> da </text:span><text:span text:style-name="T1">Cláusula 2ª</text:span><text:span text:style-name="T9">.</text:span></text:p>
      <text:p text:style-name="P6"><text:s/></text:p>
      <text:p text:style-name="P10"><text:span text:style-name="T18">Cláusula 4ª</text:span><text:span text:style-name="T1">: DAS LICENÇAS DE FUNCIONAMENTO</text:span></text:p>
      <text:p text:style-name="P6"><text:s/></text:p>
      <text:p text:style-name="P6">Incumbe exclusivamente ao CONTRATANTE a liberação do show musical junto a todos os órgãos públicos e entidades de classe, bem como autoridades locais, inclusive pagamento ao ECAD (Escritório Central de Arrecadação de Direitos) e impostos de qualquer natureza devidos a Prefeitura local, assim como outros órgãos direta ou indiretamente a ela relacionados e também outros eventuais devidos por força de lei.</text:p>
      <text:p text:style-name="P6"><text:s/></text:p>
      <text:p text:style-name="P11"><text:span text:style-name="T1">PARÁGRAFO ÚNICO</text:span><text:span text:style-name="T9">: É de responsabilidade exclusiva da CONTRATADA a eventual necessidade de registro e regularidade de inscrição dos seus músicos junto à </text:span><text:span text:style-name="T1">Ordem dos Músicos do Brasil, </text:span><text:span text:style-name="T9">vez que o presente contrato tem como objeto apresentação única da CONTRATADA e não caracteriza relação de emprego.</text:span></text:p>
      <text:p text:style-name="P6"><text:s/></text:p>
      <text:p text:style-name="P10"><text:span text:style-name="T18">Cláusula 5ª</text:span><text:span text:style-name="T1">: DA ALIMENTAÇÃO, CONSUMAÇÃO E CORTESIA</text:span></text:p>
      <text:p text:style-name="P6"><text:s/></text:p>
      <text:p text:style-name="P10"><text:span text:style-name="T1">PARÁGRAFO ÚNICO</text:span><text:span text:style-name="T9">: É de responsabilidade da CONTRATANTE prover alimentação e consumação para os integrantes da banda e auxiliares, sendo combinado formalmente, mediante documento que adere a este contrato, com antecedência mínima de 48 (quarenta e oito) horas.</text:span></text:p>
      <text:p text:style-name="P8"/>
      <text:p text:style-name="P10"><text:span text:style-name="T18">CLÁUSULA 6ª</text:span><text:span text:style-name="T1">: DA SEGURANÇA</text:span></text:p>
      <text:p text:style-name="P4"><text:s/></text:p>
      <text:p text:style-name="P6"><text:soft-page-break/>O CONTRATANTE obriga-se a fornecer boas condições para o desempenho do show como: palco que comporte equipamento e garantia de que o espetáculo não será perturbado, ficando sob sua responsabilidade a permanência de seguranças no recinto até o término deste compromisso.</text:p>
      <text:p text:style-name="P6"/>
      <text:p text:style-name="P8"/>
      <text:p text:style-name="P8"/>
      <text:p text:style-name="P10"><text:span text:style-name="T18">CLÁUSULA 7ª</text:span><text:span text:style-name="T1">: DO HORÁRIO DA PASSAGEM DE SOM</text:span></text:p>
      <text:p text:style-name="P10"><text:span text:style-name="T1"><text:s/></text:span><text:a xlink:type="simple" xlink:href="py3o://if=%22objects.tipo_artista%20==%20'banda'%22" text:style-name="Internet_20_link" text:visited-style-name="Visited_20_Internet_20_Link"><text:span text:style-name="T8">if="objects.tipo_artista == 'banda'"</text:span></text:a></text:p>
      <text:p text:style-name="P4"/>
      <text:p text:style-name="P3"><text:span text:style-name="T9">O CONTRATADO</text:span><text:span text:style-name="T1"> </text:span><text:span text:style-name="T9">obriga-se a fazer a passagem de som às: </text:span><text:span text:style-name="T2"><text:user-field-get text:name="py3o.objects.passagem_fmt">Pas</text:user-field-get></text:span><text:span text:style-name="T1"> do dia </text:span><text:span text:style-name="T1"><text:user-field-get text:name="py3o.objects.data_passagem_fmt">DD/MM/YYYY</text:user-field-get></text:span><text:span text:style-name="T1">.</text:span></text:p>
      <text:p text:style-name="P10"><text:a xlink:type="simple" xlink:href="py3o:///if" text:style-name="Internet_20_link" text:visited-style-name="Visited_20_Internet_20_Link"><text:span text:style-name="T5">/if</text:span></text:a></text:p>
      <text:p text:style-name="P6"/>
      <text:p text:style-name="P11"><text:span text:style-name="T1">PARÁGRAFO ÚNICO</text:span><text:span text:style-name="T9">: Caso a passagem de som não seja realizada no horário estabelecido nesse instrumento o CONTRATADO pagará uma multa de 10 (dez) % do valor do cachê para cada 30 (trinta) minutos de atraso, sendo essa gradativa.</text:span></text:p>
      <text:p text:style-name="P6"><text:s/></text:p>
      <text:p text:style-name="P10"><text:span text:style-name="T18">CLÁUSULA 8ª</text:span><text:span text:style-name="T1">: DA MULTA POR DESISTÊNCIA DA CONTRATADA</text:span></text:p>
      <text:p text:style-name="P4"><text:s/></text:p>
      <text:p text:style-name="P10"><text:span text:style-name="T26">A CONTRATADA obriga-se a pagar <text:s/>100% (cem por cento) do valor contratual em caso de desistência da realização do show, exceto para casos de impossibilidade por problemas de saúde dos músicos (mediante apresentação de laudo médico), falecimento ou acidentes, comprovados</text:span><text:span text:style-name="T9">.</text:span></text:p>
      <text:p text:style-name="P6"/>
      <text:p text:style-name="P10"><text:span text:style-name="T18">CLÁUSULA 9ª</text:span><text:span text:style-name="T1">: DAS OBRIGAÇÕES</text:span></text:p>
      <text:p text:style-name="P4"/>
      <text:p text:style-name="P6">A CONTRATADA obriga-se, durante sua apresentação, <text:s/>respeitar <text:s/>todas as culturas, crenças, orientações sexuais e gêneros. <text:s/>E declara-se ciente que em caso de fomento a discursos preconceituosos (discurso de ódio, machista, homofóbico ou racista), a mesma será multada em 50% (cinquenta por cento) do valor do contrato.</text:p>
      <text:p text:style-name="P10"><text:span text:style-name="T9"><text:tab/></text:span><text:span text:style-name="T1">PARÁGRAFO ÚNICO: </text:span><text:span text:style-name="T9">A CONTRATADA </text:span><text:span text:style-name="T23">obriga-se a não</text:span><text:span text:style-name="T9"> chamar ou permitir a presença de frequentadores da Sede Social – Cultural no palco em sua apresentação, sob pena de multa de 50% (cinquenta por cento) do valor do contrato.</text:span></text:p>
      <text:p text:style-name="P6"/>
      <text:p text:style-name="P6"/>
      <text:p text:style-name="P10"><text:span text:style-name="T9"><text:s/></text:span><text:span text:style-name="T18">CLÁUSULA 10ª</text:span><text:span text:style-name="T1">: DISPOSIÇÕES FINAIS</text:span></text:p>
      <text:p text:style-name="P4"><text:s/></text:p>
      <text:p text:style-name="P6"><text:soft-page-break/>Os signatários deste contrato o fazem por si como pessoa física e pela entidade que aqui representam assumindo integralmente suas obrigações e direitos ficando eleito o Foro da Comarca de Itajubá-MG para dirimir qualquer dúvida e ou estipular multas à parte infratora ao aqui disposto.</text:p>
      <text:p text:style-name="P6"/>
      <text:p text:style-name="P6">E por estarem assim tratados entre si passam as partes a datar e assinar este documento em duas vias de igual conteúdo e teor, na presença de 02 (duas) testemunhas.</text:p>
      <text:p text:style-name="P6"><text:s/></text:p>
      <text:p text:style-name="P7"/>
      <text:p text:style-name="P7"/>
      <text:p text:style-name="P9"><text:span text:style-name="T9">Itajubá-MG, </text:span><text:span text:style-name="T15"><text:user-field-get text:name="py3o.objects.dia">dia</text:user-field-get></text:span><text:span text:style-name="T9"> de </text:span><text:span text:style-name="T9"><text:user-field-get text:name="py3o.objects.mes">mes</text:user-field-get></text:span><text:span text:style-name="T9"> de </text:span><text:span text:style-name="T15"><text:user-field-get text:name="py3o.objects.ano">ano</text:user-field-get></text:span><text:span text:style-name="T9">.</text:span></text:p>
      <text:p text:style-name="P6"><text:s/></text:p>
      <text:p text:style-name="P6"/>
      <text:p text:style-name="P6"/>
      <text:p text:style-name="P6"/>
      <text:p text:style-name="P6"/>
      <text:p text:style-name="P6"/>
      <text:p text:style-name="P6"/>
      <text:p text:style-name="P6">__________________________________________</text:p>
      <text:p text:style-name="P6">CONTRATANTE: SEDE SOCIAL - CULTURAL</text:p>
      <text:p text:style-name="P6"><text:s/>RAPHAEL VICTOR ARAÚJO</text:p>
      <text:p text:style-name="P6"/>
      <text:p text:style-name="P6"/>
      <text:p text:style-name="P6"/>
      <text:p text:style-name="P6"/>
      <text:p text:style-name="P6"/>
      <text:p text:style-name="P6">__________________________________</text:p>
      <text:p text:style-name="P6">CONTRATADA</text:p>
      <text:p text:style-name="P19"><text:span text:style-name="T9"><text:user-field-get text:name="py3o.objects.artista_id.nome_completo">NOME COMPLETO</text:user-field-get></text:span></text:p>
      <text:p text:style-name="P21"><text:s/></text:p>
      <text:p text:style-name="P6">Testemunhas:</text:p>
      <text:p text:style-name="P5"/>
      <text:p text:style-name="P5"/>
      <text:p text:style-name="P5"/>
      <text:p text:style-name="P5"/>
      <text:p text:style-name="P5">__________________________________________</text:p>
      <text:p text:style-name="P5">NOME:</text:p>
      <text:p text:style-name="P5"/>
      <text:p text:style-name="P5"><text:soft-page-break/><text:s/>CPF:</text:p>
      <text:p text:style-name="P5"/>
      <text:p text:style-name="P5"/>
      <text:p text:style-name="P5"/>
      <text:p text:style-name="P5"><text:s/>__________________________________________</text:p>
      <text:p text:style-name="P5">NOME:</text:p>
      <text:p text:style-name="P5"/>
      <text:p text:style-name="P5"><text:s/>CP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39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rebuchet MS" fo:font-family="'Trebuchet MS'" style:font-family-generic="roman" style:font-pitch="variable" fo:font-size="16pt" fo:font-style="normal" style:text-underline-style="none" fo:font-weight="normal" style:font-name-asian="Trebuchet MS1" style:font-family-asian="'Trebuchet MS'" style:font-family-generic-asian="system" style:font-pitch-asian="variable" style:font-size-asian="16pt" style:font-style-asian="normal" style:font-weight-asian="normal"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rebuchet MS" fo:font-family="'Trebuchet MS'" style:font-family-generic="roman" style:font-pitch="variable" fo:font-size="13pt" fo:font-style="normal" style:text-underline-style="none" fo:font-weight="bold" style:font-name-asian="Trebuchet MS1" style:font-family-asian="'Trebuchet MS'" style:font-family-generic-asian="system" style:font-pitch-asian="variable" style:font-size-asian="13pt" style:font-style-asian="normal"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111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2pt" fo:font-style="normal" style:text-underline-style="none" fo:font-weight="bold" style:font-name-asian="Trebuchet MS1" style:font-family-asian="'Trebuchet MS'" style:font-family-generic-asian="system" style:font-pitch-asian="variable" style:font-size-asian="12pt" style:font-style-asian="normal"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11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1pt" fo:font-style="normal" style:text-underline-style="solid" style:text-underline-width="auto" style:text-underline-color="font-color" fo:font-weight="normal" style:font-name-asian="Trebuchet MS1" style:font-family-asian="'Trebuchet MS'" style:font-family-generic-asian="system" style:font-pitch-asian="variable" style:font-size-asian="11pt" style:font-style-asian="normal" style:font-weight-asian="normal"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in" fo:margin-right="0in" fo:margin-top="0.111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1pt" fo:font-style="normal" style:text-underline-style="none" fo:font-weight="normal" style:font-name-asian="Trebuchet MS1" style:font-family-asian="'Trebuchet MS'" style:font-family-generic-asian="system" style:font-pitch-asian="variable" style:font-size-asian="11pt" style:font-style-asian="normal" style:font-weight-asian="normal"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11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1pt" fo:font-style="italic" style:text-underline-style="none" fo:font-weight="normal" style:font-name-asian="Trebuchet MS1" style:font-family-asian="'Trebuchet MS'" style:font-family-generic-asian="system" style:font-pitch-asian="variable" style:font-size-asian="11pt" style:font-style-asian="italic" style:font-weight-asian="normal"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rebuchet MS" fo:font-family="'Trebuchet MS'" style:font-family-generic="roman" style:font-pitch="variable" fo:font-size="21pt" fo:font-style="normal" style:text-underline-style="none" fo:font-weight="normal" style:font-name-asian="Trebuchet MS1" style:font-family-asian="'Trebuchet MS'" style:font-family-generic-asian="system" style:font-pitch-asian="variable" style:font-size-asian="21pt" style:font-style-asian="normal" style:font-weight-asian="normal"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3pt" fo:font-style="italic" style:text-underline-style="none" fo:font-weight="normal" style:font-name-asian="Trebuchet MS1" style:font-family-asian="'Trebuchet MS'" style:font-family-generic-asian="system" style:font-pitch-asian="variable" style:font-size-asian="13pt" style:font-style-asian="italic" style:font-weight-asian="normal"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5in" fo:margin-bottom="0in" loext:contextual-spacing="false" fo:line-height="100%" fo:text-align="center" style:justify-single-word="false" fo:text-indent="0in" style:auto-text-indent="false">
        <style:tab-stops>
          <style:tab-stop style:position="2.9528in" style:type="center"/>
          <style:tab-stop style:position="5.9055in" style:type="right"/>
        </style:tab-stops>
      </style:paragraph-properties>
      <style:text-properties fo:font-size="15pt" fo:font-weight="bold" style:font-size-asian="15pt" style:font-weight-asian="bold" style:font-size-complex="15pt"/>
    </style:style>
    <style:style style:name="MP2" style:family="paragraph" style:parent-style-name="Standard">
      <style:paragraph-properties fo:margin-left="1.3783in" fo:margin-right="0in" fo:margin-top="0in" fo:margin-bottom="0in" loext:contextual-spacing="false" fo:line-height="100%" fo:text-align="center" style:justify-single-word="false" fo:text-indent="0in" style:auto-text-indent="false">
        <style:tab-stops>
          <style:tab-stop style:position="2.9528in" style:type="center"/>
          <style:tab-stop style:position="5.9055in" style:type="right"/>
        </style:tab-stops>
      </style:paragraph-properties>
    </style:style>
    <style:style style:name="MP3" style:family="paragraph" style:parent-style-name="Standard">
      <style:paragraph-properties fo:margin-left="1.3783in" fo:margin-right="0in" fo:margin-top="0in" fo:margin-bottom="0in" loext:contextual-spacing="false" fo:line-height="100%" fo:text-align="center" style:justify-single-word="false" fo:text-indent="0in" style:auto-text-indent="false">
        <style:tab-stops>
          <style:tab-stop style:position="2.9528in" style:type="center"/>
          <style:tab-stop style:position="5.9055in" style:type="right"/>
        </style:tab-stops>
      </style:paragraph-properties>
      <style:text-properties fo:font-size="14pt" style:font-size-asian="14pt" style:font-size-complex="14pt"/>
    </style:style>
    <style:style style:name="MP4" style:family="paragraph" style:parent-style-name="Standard">
      <style:paragraph-properties fo:margin-left="0in" fo:margin-right="0in" fo:margin-top="0in" fo:margin-bottom="0in" loext:contextual-spacing="false" fo:text-indent="1.3783in" style:auto-text-indent="false">
        <style:tab-stops>
          <style:tab-stop style:position="5.4272in"/>
        </style:tab-stops>
      </style:paragraph-properties>
    </style:style>
    <style:style style:name="Mfr1"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draw:frame draw:style-name="Mfr1" draw:name="Image1" text:anchor-type="paragraph" svg:x="-0.6252in" svg:y="0.4016in" svg:width="1.6665in" svg:height="1.2189in" draw:z-index="4"><draw:image xlink:href="Pictures/10000201000001F40000017093868601BEF881E3.png" xlink:type="simple" xlink:show="embed" xlink:actuate="onLoad"/></draw:frame><text:tab/>SEDE SOCIAL - CULTURAL</text:p>
        <text:p text:style-name="MP2">R. Ten. José Cabral Rennó, 165, Bairro São Vicente, Itajubá – MG. CEP: 37502-016</text:p>
        <text:p text:style-name="MP3">CNPJ:19.034.982/0001-60</text:p>
        <text:p text:style-name="MP4"><text:s text:c="45"/><text:tab/></text:p>
        <text:p text:style-name="MP4"/>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Linux_X86_64 LibreOffice_project/30m0$Build-2</meta:generator>
    <dc:date>2017-10-12T21:50:47.742130282</dc:date>
    <meta:editing-duration>PT2H5M52S</meta:editing-duration>
    <meta:editing-cycles>11</meta:editing-cycles>
    <meta:document-statistic meta:table-count="0" meta:image-count="1" meta:object-count="0" meta:page-count="5" meta:paragraph-count="75" meta:word-count="944" meta:character-count="6283" meta:non-whitespace-character-count="5299"/>
  </office:meta>
</office:document-meta>
</file>